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5f_1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518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357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solid" draw:fill-color="#ffffff" draw:shadow="hidden"/>
    </style:style>
    <style:style style:name="gr7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9pt" style:font-name-asian="Arial" style:font-size-asian="9pt" style:font-name-complex="Arial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line draw:style-name="gr1" draw:layer="layout" svg:x1="1.292cm" svg:y1="2.521cm" svg:x2="2.189cm" svg:y2="2.521cm">
          <text:p/>
        </draw:line>
        <draw:path draw:style-name="gr2" draw:layer="layout" svg:width="1.065cm" svg:height="1.065cm" svg:x="1.252cm" svg:y="1.974cm" svg:viewBox="0 0 1066 1066" svg:d="M533 0c95 0 175 21 258 67 86 47 148 107 199 191 50 85 74 168 76 266s-19 182-67 267c-47 86-107 148-191 199-85 50-168 74-266 76s-182-19-267-67c-86-47-148-107-199-191-50-85-74-168-76-266 0-3 0-6 0-9 0-95 21-175 67-258 47-86 107-148 191-199 85-50 168-74 266-76 3 0 6 0 9 0z">
          <text:p/>
        </draw:path>
        <draw:frame draw:style-name="gr3" draw:text-style-name="P1" draw:layer="layout" svg:width="1.05cm" svg:height="0.8cm" svg:x="1.2cm" svg:y="0.861cm">
          <draw:text-box>
            <text:p text:style-name="P1"><text:span text:style-name="T1">ВКЛ. </text:span></text:p>
          </draw:text-box>
        </draw:frame>
        <draw:polygon draw:style-name="gr4" draw:layer="layout" svg:width="0.299cm" svg:height="1.198cm" svg:x="1.632cm" svg:y="1.901cm" svg:viewBox="0 0 300 1199" draw:points="0,1199 300,1199 300,0 0,0">
          <text:p/>
        </draw:polygon>
        <draw:polygon draw:style-name="gr2" draw:layer="layout" svg:width="0.299cm" svg:height="1.198cm" svg:x="1.632cm" svg:y="1.901cm" svg:viewBox="0 0 300 1199" draw:points="0,1199 300,1199 300,0 0,0">
          <text:p/>
        </draw:polygon>
        <draw:frame draw:style-name="gr5" draw:layer="layout" svg:width="1.26cm" svg:height="0.639cm" svg:x="2.49cm" svg:y="2.222cm">
          <draw:text-box>
            <text:p text:style-name="P1"><text:span text:style-name="T1">ОТКЛ. </text:span></text:p>
          </draw:text-box>
        </draw:frame>
        <draw:polygon draw:style-name="gr6" draw:layer="layout" svg:width="0.131cm" svg:height="0.397cm" svg:x="1.71cm" svg:y="1.951cm" svg:viewBox="0 0 132 398" draw:points="66,0 0,398 132,398">
          <text:p/>
        </draw:polygon>
        <draw:polygon draw:style-name="gr7" draw:layer="layout" svg:width="0.131cm" svg:height="0.397cm" svg:x="1.71cm" svg:y="1.951cm" svg:viewBox="0 0 132 398" draw:points="66,0 0,398 132,398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5f_1" draw:display-name="Dash_1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8T20:59:09.156000000</meta:creation-date>
    <meta:editing-duration>PT7S</meta:editing-duration>
    <meta:editing-cycles>2</meta:editing-cycles>
    <meta:generator>LibreOffice/4.3.6.2$Windows_x86 LibreOffice_project/d50a87b2e514536ed401c18000dad4660b6a169e</meta:generator>
    <dc:date>2015-09-28T20:59:16.328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8T20:59:09.093000000"/>
  </office:meta>
</office:document-meta>
</file>